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TransactionalTestNGSpringContextTests.testWith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TransactionalTestNGSpringContextTests.testWithou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